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color="#ff33ff" draw:fill-gradient-name="Night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rect draw:style-name="gr1" draw:text-style-name="P1" draw:layer="layout" svg:width="17.5cm" svg:height="14.5cm" svg:x="1.5cm" svg:y="7.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Night" draw:style="linear" draw:start-color="#339999" draw:end-color="#660033" draw:start-intensity="100%" draw:end-intensity="100%" draw:angle="300" draw:border="10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5M50S</meta:editing-duration>
    <meta:editing-cycles>4</meta:editing-cycles>
    <meta:generator>OpenOffice/4.1.7$Win32 OpenOffice.org_project/417m1$Build-9800</meta:generator>
    <dc:date>2020-09-19T22:55:33.11</dc:date>
    <dc:creator>Nishant Kumar</dc:creator>
    <meta:document-statistic meta:object-count="1"/>
  </office:meta>
</office:document-meta>
</file>